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45e" officeooo:paragraph-rsid="001bc4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tart screen + documentation</text:p>
      <text:p text:style-name="P1">2. plus stage</text:p>
      <text:p text:style-name="P1">3. end scree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4T13:17:03.837875776</meta:creation-date>
    <dc:date>2024-10-04T13:18:58.494076518</dc:date>
    <meta:editing-duration>PT1M55S</meta:editing-duration>
    <meta:editing-cycles>1</meta:editing-cycles>
    <meta:document-statistic meta:table-count="0" meta:image-count="0" meta:object-count="0" meta:page-count="1" meta:paragraph-count="3" meta:word-count="11" meta:character-count="57" meta:non-whitespace-character-count="49"/>
    <meta:generator>LibreOffice/6.4.7.2$Linux_X86_64 LibreOffice_project/40$Build-2</meta:generator>
  </office:meta>
</office:document-meta>
</file>